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333300"/>
    </style:style>
    <style:style style:name="P2" style:family="paragraph" style:parent-style-name="Standard">
      <style:paragraph-properties fo:margin-left="0cm" fo:margin-right="0cm" fo:margin-top="0cm" fo:margin-bottom="0.318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106cm" fo:orphans="2" fo:widows="2" fo:text-indent="0cm" style:auto-text-indent="false" fo:padding="0cm" fo:border="none"/>
      <style:text-properties fo:font-variant="normal" fo:text-transform="none" fo:color="#333300" style:font-name="Google Sans" fo:font-size="14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.106cm" fo:orphans="2" fo:widows="2" fo:text-indent="0cm" style:auto-text-indent="false" fo:padding="0cm" fo:border="none"/>
      <style:text-properties fo:font-variant="normal" fo:text-transform="none" fo:color="#333300" style:font-name="Google Sans" fo:font-size="14pt" fo:letter-spacing="normal" fo:font-style="normal" fo:font-weight="normal"/>
    </style:style>
    <style:style style:name="T1" style:family="text">
      <style:text-properties fo:font-variant="normal" fo:text-transform="none" fo:color="#333300" style:font-name="Google Sans" fo:font-size="14pt" fo:letter-spacing="normal" fo:font-style="normal" fo:font-weight="bold"/>
    </style:style>
    <style:style style:name="T2" style:family="text">
      <style:text-properties fo:color="#ff8080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uatre valeurs du manifest agile</text:span></text:p>
      <text:list xml:id="list5299494150596862248" text:style-name="L1">
        <text:list-item>
          <text:p text:style-name="P4">aux individus et leurs interactions plutôt qu'aux processus et aux outils ;</text:p>
        </text:list-item>
        <text:list-item>
          <text:p text:style-name="P4">à un logiciel fonctionnel plutôt qu'à une documentation exhaustive ;</text:p>
        </text:list-item>
        <text:list-item>
          <text:p text:style-name="P4">à la collaboration avec les clients plutôt qu'à la négociation contractuelle ;</text:p>
        </text:list-item>
        <text:list-item>
          <text:p text:style-name="P4">à l'adaptation au changement plutôt qu'à l'exécution d'un plan.</text:p>
        </text:list-item>
      </text:list>
      <text:p text:style-name="P3"/>
      <text:p text:style-name="P3"/>
      <text:p text:style-name="P3">Difficultés methode agile :</text:p>
      <text:p text:style-name="P3">contractualisation, cadrage =&gt; cotnrainte de temps pas forcement en rapport avec les iterations/adaptabilité</text:p>
      <text:p text:style-name="P3"/>
      <text:p text:style-name="P3">ui/ux</text:p>
      <text:p text:style-name="P3"/>
      <text:p text:style-name="P3">wireframe =&gt; schema simplifié qui represente la structure sans details</text:p>
      <text:p text:style-name="P3"/>
      <text:p text:style-name="P3">maquette =&gt; inclusion de la charte graphique =&gt; representation 1 pour 1 du resultat final</text:p>
      <text:p text:style-name="P3"/>
      <text:p text:style-name="P3">prototype =&gt; mise en place des interactions (parcours utlisateurs)</text:p>
      <text:p text:style-name="P3"/>
      <text:p text:style-name="P3"/>
      <text:p text:style-name="P3">merise </text:p>
      <text:p text:style-name="P3">methode de conception, separation entre les données et les traitements</text:p>
      <text:p text:style-name="P3">mcd,mld =&gt; modelisation coté données</text:p>
      <text:p text:style-name="P3">mct,mlt=&gt; coté traitement</text:p>
      <text:p text:style-name="P3"/>
      <text:p text:style-name="P3"/>
      <text:p text:style-name="P3">on part du metier (sans la technique "dev") puis on transforme vers le metier (adaptation pour contraintes techniques)</text:p>
      <text:p text:style-name="P3"/>
      <text:p text:style-name="P3">MCD=&gt; modelisation et conception, contient les identifiants des differentes entités mais pas version "base de données" </text:p>
      <text:p text:style-name="P3">Agnostique du moteur de base de données, uniquement metier</text:p>
      <text:p text:style-name="P3"/>
      <text:p text:style-name="P3">MLD=&gt; structure plus prpche des bases de données : tables, clés primaires, etrangeres (drawsql = mld par exemple)</text:p>
      <text:p text:style-name="P3"/>
      <text:p text:style-name="P3"/>
      <text:p text:style-name="P3"><text:soft-page-break/>MCD=&gt;MLD</text:p>
      <text:p text:style-name="P3">entité =&gt; tables</text:p>
      <text:p text:style-name="P3">attribut=&gt; colonnes</text:p>
      <text:p text:style-name="P3">identifiant=&gt; clés primaires</text:p>
      <text:p text:style-name="P3">ajout des tables associatives</text:p>
      <text:p text:style-name="P3"><text:s text:c="2"/>=&gt;typage</text:p>
      <text:p text:style-name="P3"/>
      <text:p text:style-name="P3"/>
      <text:p text:style-name="P3">UML:(Langage de Modelisation Unifié) =&gt;orienté objets</text:p>
      <text:p text:style-name="P3">diagrammes importants:</text:p>
      <text:p text:style-name="P3">diagramme de classes (attributs, methodes, heritage,dépendance, composition)</text:p>
      <text:p text:style-name="P3">de sequence</text:p>
      <text:p text:style-name="P3">de usecase: relie les users avec fonctionnalités</text:p>
      <text:p text:style-name="P3"/>
      <text:p text:style-name="P3"/>
      <text:p text:style-name="P3">A faire presentation:<text:span text:style-name="T2"> MLD, MCD, diagramme de classes</text:span> (pas forcement complet, exemple si laravel pas besoin de faire les classes créées par laravel, identifier le truc central de l'app), 1ou 2 diagrammes de sequence, 1 ou 2 diagrammes de usecase, voir si d'autres utiles (en rouge = obligatoires)</text:p>
      <text:p text:style-name="P3"/>
      <text:p text:style-name="P3"/>
      <text:p text:style-name="P3"/>
      <text:p text:style-name="P3">Bases de données:<text:line-break/>ddl =&gt; requete definition (create, alter, drop): data definition language</text:p>
      <text:p text:style-name="P3">dml=&gt; manipulation (select, insert, update, delete),</text:p>
      <text:p text:style-name="P3"/>
      <text:p text:style-name="P3"/>
      <text:p text:style-name="P3">jointures: inner join, left join etc =&gt; ajout de colonnes a une table pr ajouter des infos:</text:p>
      <text:p text:style-name="P3">inner renvoie les lignes "completes", left renvoie toutes les lignes de a avec infos vides de b</text:p>
      <text:p text:style-name="P3">outter renvoie toutes les lignes meme si infos vide de a</text:p>
      <text:p text:style-name="P3"/>
      <text:p text:style-name="P3">sous requetes</text:p>
      <text:p text:style-name="P3">optimiser les requetes : eviter select *, utiliser les filtres (where), les index</text:p>
      <text:p text:style-name="P3"/>
      <text:p text:style-name="P3">index: "état en dur à un instant de la bdd"</text:p>
      <text:p text:style-name="P3">attention =&gt; optimisation de lecture, impact negatif ecriture/modif</text:p>
      <text:p text:style-name="P3"><text:soft-page-break/></text:p>
      <text:p text:style-name="P3">contraintes d'integrité: cle primaire/etrangere, unique, not null</text:p>
      <text:p text:style-name="P3"/>
      <text:p text:style-name="P3">contraintes de cascade : relation avec cle etrangeres =&gt; operation faite la cascade (ou non) de la table reliée : on conserve un id qui ne renvoie nul part, on supprime aussi dans la 2e table </text:p>
      <text:p text:style-name="P3"/>
      <text:p text:style-name="P3">transaction: regles en cas d'ecriture multiple si echec d'une instruction</text:p>
      <text:p text:style-name="P3"/>
      <text:p text:style-name="P3">ACID: atomicité (tout marche ou rien ou autre regle) coherence(par rapport aux regles metiers) isolation durabilité (une fois validé c est isncrit)</text:p>
      <text:p text:style-name="P3"/>
      <text:p text:style-name="P3">isolation: transaction commence: tables figées ou non ?</text:p>
      <text:p text:style-name="P3">On peut decider que lors d'une transaction les tables concernées ne sont plus accssibles meme en lecture ou en écriture</text:p>
      <text:p text:style-name="P3"/>
      <text:p text:style-name="P3">normalisation: ne pas avoir de redondances inutiles</text:p>
      <text:p text:style-name="P3">formes normales principales : 1nf 2nf... ?</text:p>
      <text:p text:style-name="P3"/>
      <text:p text:style-name="P3">Fonctions, procedures stockées: eviter si application centrées sur les lgoques emtiers etc, plutot ancienne app ou la données etait centrale</text:p>
      <text:p text:style-name="P3"/>
      <text:p text:style-name="P3">NoSQL:utlise sql mais pas que: mongodb =&gt; collections et documents</text:p>
      <text:p text:style-name="P3">pas de definition à l'avance des schemas de base de données</text:p>
      <text:p text:style-name="P3"/>
      <text:p text:style-name="P3"/>
      <text:p text:style-name="P3">differents types de base de données : graphql (nombre relation sup bdd), nosql, sql, clé valeur</text:p>
      <text:p text:style-name="P3"/>
      <text:p text:style-name="P3">=========================================================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1H58M47S</meta:editing-duration>
    <meta:editing-cycles>3</meta:editing-cycles>
    <meta:generator>OpenOffice/4.1.15$Win32 OpenOffice.org_project/4115m2$Build-9813</meta:generator>
    <dc:date>2025-11-26T09:04:56.68</dc:date>
    <meta:document-statistic meta:table-count="0" meta:image-count="0" meta:object-count="0" meta:page-count="3" meta:paragraph-count="53" meta:word-count="542" meta:character-count="3596"/>
    <meta:user-defined meta:name="Info 1"/>
    <meta:user-defined meta:name="Info 2"/>
    <meta:user-defined meta:name="Info 3"/>
    <meta:user-defined meta:name="Info 4"/>
  </office:meta>
</office:document-meta>
</file>